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b 58%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ssi9cpgp5f7t"/>Vocab 8.1</text:p>
      <text:p text:style-name="Standard">Before looking up the definitions, try recalling them from class. Write down the best of your recollections before checking your answers and adjusting any errors.</text:p>
      <text:p text:style-name="Standard"><draw:rect text:anchor-type="as-char" style:rel-width="100%" draw:z-index="0" draw:style-name="gr1" draw:text-style-name="P3" svg:width="0.0012in" svg:height="0.0213in"><text:p/></draw:rect></text:p>
      <text:p text:style-name="Heading_20_1"><text:bookmark text:name="_oh7w1b9fuqbu"/>Vertex</text:p>
      <text:p text:style-name="Standard">A vertex, or node, usually represented by a point or circle, is a fundamental unit used in discrete mathematics (often to describe the relation between other vertices in a meaningful or applied way).</text:p>
      <text:p text:style-name="Heading_20_1"><text:bookmark text:name="_i8g1ibu7utsy"/>Edge <text:span text:style-name="T1">(use the words “join” and “incident”)</text:span></text:p>
      <text:p text:style-name="Standard"/>
      <text:p text:style-name="Heading_20_1"><text:bookmark text:name="_5t3t3f9x9o2y"/>Adjacent</text:p>
      <text:p text:style-name="Standard"/>
      <text:p text:style-name="Heading_20_1"><text:bookmark text:name="_5zo3hj6joayj"/>Loop</text:p>
      <text:p text:style-name="Standard"/>
      <text:p text:style-name="Heading_20_1"><text:bookmark text:name="_apc5ksfrnb4s"/>Parallel</text:p>
      <text:p text:style-name="Standard"/>
      <text:p text:style-name="Heading_20_1"><text:bookmark text:name="_8uob85hdxjna"/>Antiparallel</text:p>
      <text:p text:style-name="Standard"/>
      <text:p text:style-name="P1"><text:bookmark text:name="_hxg2so99gkc7"/>Graph</text:p>
      <text:p text:style-name="Standard"/>
      <text:p text:style-name="Heading_20_1"><text:bookmark text:name="_ii42vqha7h5v"/>Subgraph</text:p>
      <text:p text:style-name="Standard"/>
      <text:p text:style-name="Heading_20_3"><text:bookmark text:name="_m5j1ybj907ce"/>What is a “proper” subgraph?</text:p>
      <text:p text:style-name="Standard"/>
      <text:p text:style-name="Heading_20_1"><text:bookmark text:name="_p8vr8gwkg3qu"/>Picture (of a graph)</text:p>
      <text:p text:style-name="Standard"/>
      <text:p text:style-name="Standard"><draw:rect text:anchor-type="as-char" style:rel-width="100%" draw:z-index="1" draw:style-name="gr1" draw:text-style-name="P3" svg:width="0.0012in" svg:height="0.0213in"><text:p/></draw:rect></text:p>
      <text:p text:style-name="Heading_20_1"><text:bookmark text:name="_h9lsfp7ad9is"/>Degree (of vertex, denoted “d(n)”)</text:p>
      <text:p text:style-name="Standard"/>
      <text:p text:style-name="Heading_20_3"><text:bookmark text:name="_ux2w26377q"/>How much does a loop edge contribute to the “degree” of its vertex?</text:p>
      <text:p text:style-name="Standard"/>
      <text:p text:style-name="Heading_20_1"><text:bookmark text:name="_wt0qfkdhwhzb"/>Degree sequence (of graph)</text:p>
      <text:p text:style-name="Standard"/>
      <text:p text:style-name="P1"><text:bookmark text:name="_o26h6oijrc4p"/>Simple graph <text:span text:style-name="T1">(given in class, not in the book)</text:span></text:p>
      <text:p text:style-name="Standard"/>
      <text:p text:style-name="Heading_20_1"><text:bookmark text:name="_2cter8fyuxnx"/>Pseudograph</text:p>
      <text:p text:style-name="Standard"/>
      <text:p text:style-name="Heading_20_1"><text:bookmark text:name="_mn8e2ucy99gw"/>Multigraph</text:p>
      <text:p text:style-name="Standard"/>
      <text:p text:style-name="Heading_20_1"><text:bookmark text:name="_kwwja7jx079t"/>Digraph (directed graph)</text:p>
      <text:p text:style-name="Standard"/>
      <text:p text:style-name="Heading_20_1"><text:bookmark text:name="_p8a4fd15jp46"/>Head and Tail</text:p>
      <text:p text:style-name="Standard"/>
      <text:p text:style-name="Heading_20_3"><text:bookmark text:name="_lw909u8o3wav"/>Can you also describe what a head “function” and tail “function” are?</text:p>
      <text:p text:style-name="Standard"/>
      <text:p text:style-name="P1"><text:bookmark text:name="_bd58fkx1bp5r"/>Bipartite graph</text:p>
      <text:p text:style-name="Standard"/>
      <text:p text:style-name="Heading_20_3"><text:bookmark text:name="_8w7wzr96rk7z"/>What is a “part” of a bipartite graph?</text:p>
      <text:p text:style-name="Standard"/>
      <text:p text:style-name="Heading_20_1"><text:bookmark text:name="_uhy6bn6bupz8"/>Complete graph — K<text:span text:style-name="T2">n</text:span></text:p>
      <text:p text:style-name="Standard"/>
      <text:p text:style-name="Heading_20_1"><text:bookmark text:name="_advgkgxnf7z"/>Complete bipartite graph — K<text:span text:style-name="T2">m,n</text:span></text:p>
      <text:p text:style-name="Standard"/>
      <text:p text:style-name="Heading_20_1"><text:bookmark text:name="_c37o9jk8n9y1"/>n-cube — Q<text:span text:style-name="T2">n</text:span></text:p>
      <text:p text:style-name="Standard"/>
      <text:p text:style-name="Heading_20_3"><text:bookmark text:name="_b2oxtl6mvlga"/>What is the easiest way to draw Q<text:span text:style-name="T2">n</text:span>?</text:p>
      <text:p text:style-name="Standard"/>
      <text:p text:style-name="Heading_20_1"><text:bookmark text:name="_dk4l8cuy0n8t"/>Cycle graph (n-cycle) — C<text:span text:style-name="T2">n</text:span></text:p>
      <text:p text:style-name="Standard">(Note that a “3-cycle” is called a “triangle” in Section 8.2.)</text:p>
      <text:p text:style-name="Standard"/>
      <text:p text:style-name="Heading_20_1"><text:bookmark text:name="_ttjkk2j3bd8v"/>Petersen graph</text:p>
      <text:p text:style-name="Standard">(Do not “define” it; practice drawing it and guess or recall a few of its qualities/properties. We will revisit the Petersen graph in Section 8.4 when we cover “planarity.”)</text:p>
      <text:p text:style-name="Standard"/>
      <text:p text:style-name="P1"><text:bookmark text:name="_harw14wdlrdu"/>Theorem 1 <text:span text:style-name="T1">(pseudograph’s sum of deg seq)</text:span></text:p>
      <text:p text:style-name="Standard"/>
      <text:p text:style-name="Heading_20_1"><text:bookmark text:name="_74ulole1owd7"/>Corollary 1 <text:span text:style-name="T1">(how many vertices with odd degree)</text:span></text:p>
      <text:p text:style-name="Standard"/>
      <text:p text:style-name="Heading_20_1"><text:bookmark text:name="_41fomi67tozc"/>Theorem 2 <text:span text:style-name="T1">(digraph’s sum of in-degree vs. out-degree sequence)</text:span></text:p>
      <text:p text:style-name="Standard"/>
      <text:p text:style-name="Standard"><draw:rect text:anchor-type="as-char" style:rel-width="100%" draw:z-index="2" draw:style-name="gr1" draw:text-style-name="P3" svg:width="0.0012in" svg:height="0.0213in"><text:p/></draw:rect></text:p>
      <text:p text:style-name="Heading_20_1"><text:bookmark text:name="_3g81wuz7ph2w"/>“Generally” graphic <text:span text:style-name="T1">(given in class; not in the book)</text:span></text:p>
      <text:p text:style-name="Standard"/>
      <text:p text:style-name="Heading_20_1"><text:bookmark text:name="_dwkuahx37a"/>“Simply” graphic <text:span text:style-name="T1">(given in class; not in the book)</text:span></text:p>
      <text:p text:style-name="Standard"/>
      <text:p text:style-name="Heading_20_1"><text:bookmark text:name="_k0qrp41e7urh"/>Theorem <text:span text:style-name="T1">(given in class; Nov 12 Lec, p. 26)</text:span></text:p>
      <text:p text:style-name="Standard">(What is the relationship between the degree sequence and the concept of being “generally” graphic?)</text:p>
      <text:p text:style-name="Standard"/>
      <text:p text:style-name="Heading_20_1"><text:bookmark text:name="_ija8kyvvs1ot"/>Proposition <text:span text:style-name="T1">(about cycle graphs/n-cycle)</text:span></text:p>
      <text:p text:style-name="Standard">(Given in class. See Nov 14 PDF p. 16-17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44" meta:word-count="286" meta:character-count="1712" meta:non-whitespace-character-count="1463"/>
    <meta:generator>LibreOfficeDev/6.0.5.2$Linux_X86_64 LibreOffice_project/</meta:generator>
  </office:meta>
</office:document-meta>
</file>